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030c5" officeooo:paragraph-rsid="000030c5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030c5" officeooo:paragraph-rsid="000030c5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30c5" officeooo:paragraph-rsid="000030c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0cac2" officeooo:paragraph-rsid="0000cac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0030c5" officeooo:paragraph-rsid="000030c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030c5" officeooo:paragraph-rsid="000030c5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bfb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s</text:p>
      <text:p text:style-name="P2"/>
      <text:p text:style-name="P6">Parking Collision Detector</text:p>
      <text:p text:style-name="P5">BASIC COURSE:</text:p>
      <text:p text:style-name="P3">The System will alert the driver with audible sounds of encroaching objects during a parking maneuver. </text:p>
      <text:p text:style-name="P5">ALTERNATE COURSE:</text:p>
      <text:p text:style-name="P4">System Malfunction: <text:span text:style-name="T1">The system is unresponsive to objects during a parking maneuver. The system will provide a distinct audible sound at a specified interval that differs from the sound regularly made during a maneuver</text:span><text:span text:style-name="T2"> to alert the driver of the malfunction. The system will then attempt to fix the malfunction by power cycling the hardware.</text:span></text:p>
      <text:p text:style-name="P4"/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09:16:25.813670569</meta:creation-date>
    <dc:date>2020-01-23T09:40:22.264460823</dc:date>
    <meta:editing-duration>PT3M35S</meta:editing-duration>
    <meta:editing-cycles>1</meta:editing-cycles>
    <meta:document-statistic meta:table-count="0" meta:image-count="0" meta:object-count="0" meta:page-count="1" meta:paragraph-count="6" meta:word-count="80" meta:character-count="509" meta:non-whitespace-character-count="434"/>
    <meta:generator>LibreOffice/6.0.7.3$Linux_X86_64 LibreOffice_project/00m0$Build-3</meta:generator>
  </office:meta>
</office:document-meta>
</file>